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No_20_Spacing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margin-left="0mm" fo:margin-right="0mm" fo:text-indent="12.7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3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name-complex="TimesNewRoman" style:font-size-complex="10pt"/>
    </style:style>
    <style:style style:name="P4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Arial"/>
    </style:style>
    <style:style style:name="P10" style:family="paragraph" style:parent-style-name="Standard">
      <style:text-properties style:font-name="Century Gothic" fo:font-size="10pt" style:font-size-asian="10pt" style:font-size-complex="10pt"/>
    </style:style>
    <style:style style:name="P11" style:family="paragraph" style:parent-style-name="Standard">
      <style:text-properties style:font-name="Century Gothic" fo:font-size="10pt" style:font-size-asian="10pt" style:font-name-complex="TimesNewRoman" style:font-size-complex="10pt"/>
    </style:style>
    <style:style style:name="P12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3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fo:language="en" fo:country="SG" style:font-name-asian="SimSun" style:language-asian="zh" style:country-asian="CN"/>
    </style:style>
    <style:style style:name="T3" style:family="text">
      <style:text-properties fo:language="en" fo:country="SG" style:font-name-asian="SimSun" style:language-asian="zh" style:country-asian="CN" style:font-name-complex="TimesNewRoman"/>
    </style:style>
    <style:style style:name="T4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7" style:family="text">
      <style:text-properties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8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/>
    </style:style>
    <style:style style:name="T9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10" style:family="text">
      <style:text-properties fo:font-size="10pt" fo:language="en" fo:country="SG" style:text-underline-style="solid" style:text-underline-width="auto" style:text-underline-color="font-color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11" style:family="text">
      <style:text-properties fo:font-size="10pt" fo:language="en" fo:country="SG" style:text-underline-style="none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12" style:family="text">
      <style:text-properties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name&gt;</text:placeholder>.</text:p>
      <text:p text:style-name="P6">Company Registration No : <text:placeholder text:placeholder-type="text">&lt;o.uen&gt;</text:placeholder></text:p>
      <text:p text:style-name="P8">(Incorporated in the Republic of Singapore)</text:p>
      <text:p text:style-name="P9"/>
      <text:p text:style-name="P7"><text:placeholder text:placeholder-type="text">&lt;get_company_full_address(o.company_id)&gt;</text:placeholder></text:p>
      <text:p text:style-name="P10"/>
      <text:p text:style-name="P10"/>
      <text:p text:style-name="P10"/>
      <text:p text:style-name="P10">Date: <text:span text:style-name="T2"><text:placeholder text:placeholder-type="text">&lt;get_datenow()&gt;</text:placeholder></text:span></text:p>
      <text:p text:style-name="P10"/>
      <text:p text:style-name="P10"/>
      <text:p text:style-name="P10"><text:bookmark-start text:name="_GoBack"/></text:p>
      <text:p text:style-name="P5"><text:bookmark-end text:name="_GoBack"/><text:span text:style-name="T5">To: <text:tab/></text:span><text:span text:style-name="T6"><text:placeholder text:placeholder-type="text">&lt;o.company_id and o.company_id.partner_id and o.company_id.partner_id.name or ''&gt;</text:placeholder></text:span></text:p>
      <text:p text:style-name="P11"><text:tab/>(UEN : <text:span text:style-name="T2"><text:placeholder text:placeholder-type="text">&lt;o.company_id and o.company_id.partner_id and o.company_id.partner_id.uen or ''&gt;</text:placeholder></text:span>)</text:p>
      <text:p text:style-name="P2"><text:placeholder text:placeholder-type="text">&lt;o.company_id and o.company_id.partner_id and o.company_id.partner_id.street or ''&gt;</text:placeholder></text:p>
      <text:p text:style-name="P2"><text:placeholder text:placeholder-type="text">&lt;o.company_id and o.company_id.partner_id and o.company_id.partner_id.street2 or ''&gt;</text:placeholder></text:p>
      <text:p text:style-name="P3"><text:span text:style-name="T2"><text:placeholder text:placeholder-type="text">&lt;o.company_id and o.company_id.partner_id and o.company_id.partner_id.country_id and o.company_id.country_id.name or ''&gt;</text:placeholder></text:span> <text:span text:style-name="T2"><text:placeholder text:placeholder-type="text">&lt;o.company_id and o.company_id.partner_id and o.company_id.partner_id.zip or ''&gt;</text:placeholder></text:span></text:p>
      <text:p text:style-name="P4">Attn: <text:span text:style-name="T3"><text:placeholder text:placeholder-type="text">&lt;get_contact_attn(o.company_id)&gt;</text:placeholder></text:span></text:p>
      <text:p text:style-name="P10"/>
      <text:p text:style-name="P10"/>
      <text:p text:style-name="P5"><text:span text:style-name="T12">RE: AR FILING FOR </text:span><text:span text:style-name="T7">FLAVORS APPLE PTE. LTD.</text:span></text:p>
      <text:p text:style-name="P12"><text:s text:c="6"/>YEAR ENDED <text:span text:style-name="T2"><text:placeholder text:placeholder-type="text">&lt;get_upper(convert_date_d_B_Y(o.fs_end_date))&gt;</text:placeholder></text:span></text:p>
      <text:p text:style-name="P10"/>
      <text:p text:style-name="P5"><text:span text:style-name="T5">Please be informed that </text:span><text:span text:style-name="T7"><text:placeholder text:placeholder-type="text">&lt;o.name&gt;</text:placeholder></text:span><text:span text:style-name="T7">.</text:span><text:span text:style-name="T12"> (UEN : </text:span><text:span text:style-name="T7"><text:placeholder text:placeholder-type="text">&lt;o.uen&gt;</text:placeholder></text:span><text:span text:style-name="T12">) </text:span><text:span text:style-name="T5">has not carrying on business, has no trade income and has not been deriving or receiving income from any investments since the day of incorporation on 25</text:span><text:span text:style-name="T1">th </text:span><text:span text:style-name="T5">November 2009.</text:span></text:p>
      <text:p text:style-name="P10"/>
      <text:p text:style-name="P10"/>
      <text:p text:style-name="P5"><text:span text:style-name="T5">We have engaged M/s. </text:span><text:span text:style-name="T9"><text:placeholder text:placeholder-type="text">&lt;o.company_id and o.company_id.partner_id and o.company_id.partner_id.name or ''&gt;</text:placeholder></text:span><text:span text:style-name="T12"> (UEN : </text:span><text:span text:style-name="T8"><text:placeholder text:placeholder-type="text">&lt;o.company_id and o.company_id.partner_id and o.company_id.partner_id.uen or ''&gt;</text:placeholder></text:span><text:span text:style-name="T12">)</text:span><text:span text:style-name="T5"> to submit the compliance filing for the year ended </text:span><text:span text:style-name="T11"><text:placeholder text:placeholder-type="text">&lt;convert_date_d_B_Y(o.fs_end_date)&gt;</text:placeholder></text:span><text:span text:style-name="T5"> (6</text:span><text:span text:style-name="T1">th</text:span><text:span text:style-name="T5"> AGM held on ____________) as dormant company.</text:span></text:p>
      <text:p text:style-name="P10"/>
      <text:p text:style-name="P10"/>
      <text:p text:style-name="P10"/>
      <text:p text:style-name="P14">Signed on Behalf of the Board</text:p>
      <text:p text:style-name="P13"/>
      <text:p text:style-name="P15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___ <text:s text:c="16"/><text:tab/> <text:span text:style-name="T4"><text:placeholder text:placeholder-type="text">&lt;if test="line['director2']!=''"&gt;</text:placeholder></text:span>_________________________________<text:span text:style-name="T4"><text:placeholder text:placeholder-type="text">&lt;/if&gt;</text:placeholder></text:span></text:p>
      <text:p text:style-name="P1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">Director<text:tab/><text:tab/><text:tab/><text:tab/><text:tab/><text:tab/> <text:span text:style-name="T4"><text:placeholder text:placeholder-type="text">&lt;if test="line['director2']!=''"&gt;</text:placeholder></text:span>Director<text:span text:style-name="T4"><text:placeholder text:placeholder-type="text">&lt;/if&gt;</text:placeholder></text:span> <text:s text:c="18"/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57</meta:editing-cycles>
    <meta:print-date>2015-04-02T12:57:00</meta:print-date>
    <meta:creation-date>2015-04-23T03:32:00</meta:creation-date>
    <dc:date>2015-12-08T19:48:22</dc:date>
    <meta:editing-duration>PT2H5M9S</meta:editing-duration>
    <meta:generator>LibreOffice/3.5$Linux_X86_64 LibreOffice_project/350m1$Build-2</meta:generator>
    <meta:document-statistic meta:table-count="0" meta:image-count="0" meta:object-count="0" meta:page-count="1" meta:paragraph-count="21" meta:word-count="170" meta:character-count="1743" meta:non-whitespace-character-count="1543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